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r</mi>
              </mrow>
            </mstyle>
            <mo stretchy="false">→</mo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row>
                <mo stretchy="false">(</mo>
                <mrow>
                  <msub>
                    <mrow>
                      <mover accent="true">
                        <mi>x</mi>
                        <mo stretchy="false">̄</mo>
                      </mover>
                    </mrow>
                    <mn>1</mn>
                  </msub>
                  <mi>,</mi>
                  <msub>
                    <mrow>
                      <mover accent="true">
                        <mi>x</mi>
                        <mo stretchy="false">̄</mo>
                      </mover>
                    </mrow>
                    <mn>2</mn>
                  </msub>
                  <mi>,</mi>
                  <msub>
                    <mrow>
                      <mover accent="true">
                        <mi>x</mi>
                        <mo stretchy="false">̄</mo>
                      </mover>
                    </mrow>
                    <mn>3</mn>
                  </msub>
                </mrow>
                <mo stretchy="false">)</mo>
              </mrow>
            </mrow>
            <mtext>in</mtext>
            <mo stretchy="false">Σ</mo>
            <mi/>
            <mtext> ; </mtext>
            <mi/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row>
                <mo stretchy="false">(</mo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  <mi>,</mi>
                  <msub>
                    <mi>x</mi>
                    <mn>3</mn>
                  </msub>
                </mrow>
                <mo stretchy="false">)</mo>
              </mrow>
            </mrow>
            <mtext>in</mtext>
            <mover accent="true">
              <mo stretchy="false">Σ</mo>
              <mo stretchy="false">̄</mo>
            </mover>
          </mrow>
        </mtd>
      </mtr>
      <mtr>
        <mtd>
          <mrow>
            <mo stretchy="false">⇒</mo>
            <mi/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n>3</mn>
              </munderover>
              <msub>
                <mrow>
                  <mover accent="true">
                    <mi>x</mi>
                    <mo stretchy="false">̄</mo>
                  </mover>
                </mrow>
                <mi>i</mi>
              </msub>
            </mrow>
            <mrow>
              <msub>
                <mrow>
                  <mstyle mathvariant="bold">
                    <mrow>
                      <mi>e</mi>
                    </mrow>
                  </mstyle>
                </mrow>
                <mi>i</mi>
              </msub>
              <mo stretchy="false">=</mo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n>3</mn>
                </munderover>
                <msub>
                  <mrow>
                    <mi>x</mi>
                  </mrow>
                  <mi>j</mi>
                </msub>
              </mrow>
            </mrow>
            <msub>
              <mrow>
                <mover accent="true">
                  <mstyle mathvariant="bold">
                    <mrow>
                      <mi>e</mi>
                    </mrow>
                  </mstyle>
                  <mo stretchy="false">̄</mo>
                </mover>
              </mrow>
              <mi>j</mi>
            </msub>
            <mi/>
            <mo stretchy="false">⇒</mo>
            <mi/>
          </mrow>
        </mtd>
      </mtr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n>3</mn>
                </munderover>
                <mrow>
                  <mo stretchy="false">(</mo>
                  <mrow>
                    <mrow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i</mi>
                      </msub>
                      <mo stretchy="false">⋅</mo>
                      <msub>
                        <mrow>
                          <mover accent="true">
                            <mstyle mathvariant="bold">
                              <mrow>
                                <mi>e</mi>
                              </mrow>
                            </mstyle>
                            <mo stretchy="false">̄</mo>
                          </mover>
                        </mrow>
                        <mi>j</mi>
                      </msub>
                    </mrow>
                  </mrow>
                  <mo stretchy="false">)</mo>
                </mrow>
              </mrow>
            </mrow>
            <mrow>
              <msub>
                <mi>x</mi>
                <mi>j</mi>
              </msub>
              <mo stretchy="false">≡</mo>
              <mrow>
                <munderover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n>3</mn>
                </munderover>
                <msub>
                  <mi>D</mi>
                  <mrow>
                    <mi mathvariant="italic">ij</mi>
                  </mrow>
                </msub>
              </mrow>
            </mrow>
            <msub>
              <mi>x</mi>
              <mi>j</mi>
            </msub>
          </mrow>
        </mtd>
      </mtr>
      <mtr>
        <mtd>
          <mrow>
            <mrow>
              <mover accent="true">
                <mstyle mathvariant="bold">
                  <mrow>
                    <mi>r</mi>
                  </mrow>
                </mstyle>
                <mo stretchy="false">̄</mo>
              </mover>
              <mo stretchy="false">=</mo>
              <mi>D</mi>
            </mrow>
            <mstyle mathvariant="bold">
              <mrow>
                <mi>r</mi>
              </mrow>
            </mstyle>
            <mi/>
            <mtext> ; </mtext>
            <mi/>
            <mrow>
              <mstyle mathvariant="bold">
                <mrow>
                  <mi>r</mi>
                </mrow>
              </mstyle>
              <mo stretchy="false">=</mo>
              <msup>
                <mi>D</mi>
                <mrow>
                  <mrow>
                    <mo stretchy="false">−</mo>
                    <mn>1</mn>
                  </mrow>
                </mrow>
              </msup>
            </mrow>
            <mover accent="true">
              <mstyle mathvariant="bold">
                <mrow>
                  <mi>r</mi>
                </mrow>
              </mstyle>
              <mo stretchy="false">̄</mo>
            </mover>
          </mrow>
        </mtd>
      </mtr>
      <mtr>
        <mtd>
          <mrow>
            <mrow>
              <msub>
                <mi>x</mi>
                <mi>j</mi>
              </msub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n>3</mn>
                </munderover>
                <mrow>
                  <mo stretchy="false">(</mo>
                  <mrow>
                    <mrow>
                      <msub>
                        <mrow>
                          <mstyle mathvariant="bold">
                            <mrow>
                              <mi>e</mi>
                            </mrow>
                          </mstyle>
                        </mrow>
                        <mi>i</mi>
                      </msub>
                      <mo stretchy="false">⋅</mo>
                      <msub>
                        <mrow>
                          <mover accent="true">
                            <mstyle mathvariant="bold">
                              <mrow>
                                <mi>e</mi>
                              </mrow>
                            </mstyle>
                            <mo stretchy="false">̄</mo>
                          </mover>
                        </mrow>
                        <mi>j</mi>
                      </msub>
                    </mrow>
                  </mrow>
                  <mo stretchy="false">)</mo>
                </mrow>
              </mrow>
            </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n>3</mn>
                </munderover>
                <msub>
                  <mi>D</mi>
                  <mrow>
                    <mi mathvariant="italic">ij</mi>
                  </mrow>
                </msub>
              </mrow>
            </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ver>
                <mo stretchy="false">=</mo>
                <mtext>!</mtext>
              </mover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n>3</mn>
                </munderover>
                <msub>
                  <mrow>
                    <mo stretchy="false">(</mo>
                    <mrow>
                      <msup>
                        <mi>D</mi>
                        <mrow>
                          <mrow>
                            <mo stretchy="false">−</mo>
                            <mn>1</mn>
                          </mrow>
                        </mrow>
                      </msup>
                    </mrow>
                    <mo stretchy="false">)</mo>
                  </mrow>
                  <mrow>
                    <mi mathvariant="italic">ji</mi>
                  </mrow>
                </msub>
              </mrow>
            </mrow>
            <msub>
              <mrow>
                <mover accent="true">
                  <mi>x</mi>
                  <mo stretchy="false">̄</mo>
                </mover>
              </mrow>
              <mi>i</mi>
            </msub>
          </mrow>
        </mtd>
      </mtr>
    </mtable>
    <annotation encoding="StarMath 5.0">bold r rightarrow bar bold r = ({bar x}_1 , {bar x}_2 , {bar x}_3) "in" %iSIGMA `" ; "~
bar bold r = (x_1 , x_2 , x_3) "in" bar %iSIGMA newline

drarrow ~ sum from {i=1} to 3 {bar x} _i {bold e} _i =
sum from {j=1} to 3 {x} _j {bar bold e} _j ~drarrow~ newline

{bar x} _i =
sum from {j=1} to 3 ({bold e} _i cdot {bar bold e} _j) x_j equiv
sum from {j=1} to 3 D_{ij} x_j newline
bar bold r = D bold r `" ; "~ bold r = D^{-1} bar bold r newline

x_j =
sum from {i=1} to 3 ({bold e} _i cdot {bar bold e} _j) {bar x}_i =
sum from {i=1} to 3 D_{ij} {bar x}_i = csup "!"
sum from {i=1} to 3 (D^{-1})_{ji} {bar x}_i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6:01.643000000</meta:creation-date>
    <meta:generator>LibreOffice/4.1.4.2$Windows_x86 LibreOffice_project/0a0440ccc0227ad9829de5f46be37cfb6edcf72</meta:generator>
  </office:meta>
</office:document-meta>
</file>